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ue</text:p>
      <text:p text:style-name="Standard">0it [00:00, ?it/s]https://www.wikidata.org/wiki/Q4746875 <text:s text:c="3"/>4746875 <text:s text:c="3"/>Amit Shah <text:s text:c="22"/>Indian politician <text:s text:c="82"/></text:p>
      <text:p text:style-name="Standard">https://www.wikidata.org/wiki/Q16961626 <text:s text:c="2"/>16961626 <text:s text:c="2"/>Minister <text:s text:c="23"/>collective term for vocational or professional pastoral leaders in the Catholic Church <text:s text:c="13"/></text:p>
      <text:p text:style-name="Standard">Q4746875 Q16961626 ['serve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6961626 <text:s text:c="2"/>16961626 <text:s text:c="2"/>Minister <text:s text:c="23"/>collective term for vocational or professional pastoral leaders in the Catholic Church <text:s text:c="13"/></text:p>
      <text:p text:style-name="Standard">Q4746875 Q16961626 ['bear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82955 <text:s text:c="5"/>82955 <text:s text:c="5"/>politician <text:s text:c="21"/>person involved in politics, person who holds or seeks positions in government <text:s text:c="21"/></text:p>
      <text:p text:style-name="Standard">Q4746875 Q82955 ['bear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6961626 <text:s text:c="2"/>16961626 <text:s text:c="2"/>Minister <text:s text:c="23"/>collective term for vocational or professional pastoral leaders in the Catholic Church <text:s text:c="13"/></text:p>
      <text:p text:style-name="Standard">Q4746875 Q16961626 ['currently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5888148 <text:s text:c="3"/>5888148 <text:s text:c="3"/>Home Affairs <text:s text:c="19"/>television series <text:s text:c="82"/></text:p>
      <text:p text:style-name="Standard">Q4746875 Q5888148 ['bear']</text:p>
      <text:p text:style-name="Standard">https://www.wikidata.org/wiki/Q82955 <text:s text:c="5"/>82955 <text:s text:c="5"/>politician <text:s text:c="21"/>person involved in politics, person who holds or seeks positions in government <text:s text:c="21"/></text:p>
      <text:p text:style-name="Standard">https://www.wikidata.org/wiki/Q5888148 <text:s text:c="3"/>5888148 <text:s text:c="3"/>Home Affairs <text:s text:c="19"/>television series <text:s text:c="82"/></text:p>
      <text:p text:style-name="Standard">Q82955 Q5888148 ['currently']</text:p>
      <text:p text:style-name="Standard">https://www.wikidata.org/wiki/Q82955 <text:s text:c="5"/>82955 <text:s text:c="5"/>politician <text:s text:c="21"/>person involved in politics, person who holds or seeks positions in government <text:s text:c="21"/></text:p>
      <text:p text:style-name="Standard">https://www.wikidata.org/wiki/Q16961626 <text:s text:c="2"/>16961626 <text:s text:c="2"/>Minister <text:s text:c="23"/>collective term for vocational or professional pastoral leaders in the Catholic Church <text:s text:c="13"/></text:p>
      <text:p text:style-name="Standard">Q82955 Q16961626 ['serve']</text:p>
      <text:p text:style-name="Standard">https://www.wikidata.org/wiki/Q82955 <text:s text:c="5"/>82955 <text:s text:c="5"/>politician <text:s text:c="21"/>person involved in politics, person who holds or seeks positions in government <text:s text:c="21"/></text:p>
      <text:p text:style-name="Standard">https://www.wikidata.org/wiki/Q16961626 <text:s text:c="2"/>16961626 <text:s text:c="2"/>Minister <text:s text:c="23"/>collective term for vocational or professional pastoral leaders in the Catholic Church <text:s text:c="13"/></text:p>
      <text:p text:style-name="Standard">Q82955 Q16961626 ['currently']</text:p>
      <text:p text:style-name="Standard">https://www.wikidata.org/wiki/Q82955 <text:s text:c="5"/>82955 <text:s text:c="5"/>politician <text:s text:c="21"/>person involved in politics, person who holds or seeks positions in government <text:s text:c="21"/></text:p>
      <text:p text:style-name="Standard">https://www.wikidata.org/wiki/Q5888148 <text:s text:c="3"/>5888148 <text:s text:c="3"/>Home Affairs <text:s text:c="19"/>television series <text:s text:c="82"/></text:p>
      <text:p text:style-name="Standard">Q82955 Q5888148 ['serve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4746875 Q10230 ['serve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30945670 <text:s text:c="2"/>30945670 <text:s text:c="2"/>Zhong Chenle <text:s text:c="19"/>Chinese singer, songwriter, dancer, and actor based in Seoul, South Korea <text:s text:c="26"/></text:p>
      <text:p text:style-name="Standard">Q4746875 Q30945670 ['serve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892425 <text:s text:c="3"/>1892425 <text:s text:c="3"/>Parliament <text:s text:c="21"/>American funk band most prominent during the 1970s <text:s text:c="49"/></text:p>
      <text:p text:style-name="Standard">Q4746875 Q1892425 ['elect']</text:p>
      <text:p text:style-name="Standard">https://www.wikidata.org/wiki/Q4746875 <text:s text:c="3"/>4746875 <text:s text:c="3"/>Amit Shah <text:s text:c="22"/>Indian politician <text:s text:c="82"/></text:p>
      <text:p text:style-name="Standard"><text:soft-page-break/>https://www.wikidata.org/wiki/Q375928 <text:s text:c="4"/>375928 <text:s text:c="4"/>lower house <text:s text:c="20"/>chamber of a bicameral legislature <text:s text:c="65"/></text:p>
      <text:p text:style-name="Standard">Q4746875 Q375928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076105 <text:s text:c="3"/>1076105 <text:s text:c="3"/>general election <text:s text:c="15"/>election in which all or most members of a given political body are chosen <text:s text:c="25"/></text:p>
      <text:p text:style-name="Standard">Q4746875 Q1076105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230003 <text:s text:c="4"/>230003 <text:s text:c="4"/>Lok Sabha <text:s text:c="22"/>lower house of the Parliament of India <text:s text:c="61"/></text:p>
      <text:p text:style-name="Standard">Q4746875 Q230003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892425 <text:s text:c="3"/>1892425 <text:s text:c="3"/>Parliament <text:s text:c="21"/>American funk band most prominent during the 1970s <text:s text:c="49"/></text:p>
      <text:p text:style-name="Standard">Q4746875 Q1892425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379825 <text:s text:c="4"/>379825 <text:s text:c="4"/>element <text:s text:c="24"/>any one of the distinct objects that make up a set in set theory <text:s text:c="35"/></text:p>
      <text:p text:style-name="Standard">Q4746875 Q379825 ['elect']</text:p>
      <text:p text:style-name="Standard">https://www.wikidata.org/wiki/Q779974 <text:s text:c="4"/>779974 <text:s text:c="4"/>precipitation hardening <text:s text:c="8"/>Precipitation Hardening <text:s text:c="76"/>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779974 Q10230 ['join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1488158 <text:s text:c="2"/>11488158 <text:s text:c="2"/>corporate title <text:s text:c="16"/>job title given to company and organization officials to show what duties and responsibilities they </text:p>
      <text:p text:style-name="Standard">Q4746875 Q11488158 ['secure']</text:p>
      <text:p text:style-name="Standard">https://www.wikidata.org/wiki/Q779974 <text:s text:c="4"/>779974 <text:s text:c="4"/>precipitation hardening <text:s text:c="8"/>Precipitation Hardening <text:s text:c="76"/></text:p>
      <text:p text:style-name="Standard">https://www.wikidata.org/wiki/Q11488158 <text:s text:c="2"/>11488158 <text:s text:c="2"/>corporate title <text:s text:c="16"/>job title given to company and organization officials to show what duties and responsibilities they </text:p>
      <text:p text:style-name="Standard">Q779974 Q11488158 ['secure']</text:p>
      <text:p text:style-name="Standard">https://www.wikidata.org/wiki/Q11488158 <text:s text:c="2"/>11488158 <text:s text:c="2"/>corporate title <text:s text:c="16"/>job title given to company and organization officials to show what duties and responsibilities they 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11488158 Q10230 ['join']</text:p>
      <text:p text:style-name="Standard">https://www.wikidata.org/wiki/Q27963052 <text:s text:c="2"/>27963052 <text:s text:c="2"/>Student wing <text:s text:c="119"/>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27963052 Q10230 ['join']</text:p>
      <text:p text:style-name="Standard">https://www.wikidata.org/wiki/Q2829006 <text:s text:c="3"/>2829006 <text:s text:c="3"/>Akhil Bharatiya Vidyarthi Parishad <text:s/>organization <text:s text:c="87"/>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2829006 Q10230 ['join']</text:p>
      <text:p text:style-name="Standard">https://www.wikidata.org/wiki/Q45432 <text:s text:c="5"/>45432 <text:s text:c="5"/>Rich Site Summary <text:s text:c="14"/>family of web feed formats <text:s text:c="73"/>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Q45432 Q10230 ['join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3526627 <text:s text:c="3"/>3526627 <text:s text:c="3"/>Member of a Legislative Assembly of India <text:s/>member of a state government of India <text:s text:c="62"/></text:p>
      <text:p text:style-name="Standard">Q4746875 Q3526627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061 <text:s text:c="6"/>1061 <text:s text:c="6"/>Gujarat <text:s text:c="24"/>state of India <text:s text:c="85"/></text:p>
      <text:p text:style-name="Standard">Q4746875 Q1061 ['elect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1070 <text:s text:c="6"/>1070 <text:s text:c="6"/>Ahmedabad <text:s text:c="22"/>city in the state of Gujarat, India <text:s text:c="64"/></text:p>
      <text:p text:style-name="Standard"><text:soft-page-break/>Q4746875 Q1070 ['partly']</text:p>
      <text:p text:style-name="Standard">https://www.wikidata.org/wiki/Q1061 <text:s text:c="6"/>1061 <text:s text:c="6"/>Gujarat <text:s text:c="24"/>state of India <text:s text:c="85"/></text:p>
      <text:p text:style-name="Standard">https://www.wikidata.org/wiki/Q1070 <text:s text:c="6"/>1070 <text:s text:c="6"/>Ahmedabad <text:s text:c="22"/>city in the state of Gujarat, India <text:s text:c="64"/></text:p>
      <text:p text:style-name="Standard">Q1061 Q1070 ['partly']</text:p>
      <text:p text:style-name="Standard">https://www.wikidata.org/wiki/Q3526627 <text:s text:c="3"/>3526627 <text:s text:c="3"/>Member of a Legislative Assembly of India <text:s/>member of a state government of India <text:s text:c="62"/></text:p>
      <text:p text:style-name="Standard">https://www.wikidata.org/wiki/Q1070 <text:s text:c="6"/>1070 <text:s text:c="6"/>Ahmedabad <text:s text:c="22"/>city in the state of Gujarat, India <text:s text:c="64"/></text:p>
      <text:p text:style-name="Standard">Q3526627 Q1070 ['partly']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https://www.wikidata.org/wiki/Q1070 <text:s text:c="6"/>1070 <text:s text:c="6"/>Ahmedabad <text:s text:c="22"/>city in the state of Gujarat, India <text:s text:c="64"/></text:p>
      <text:p text:style-name="Standard">Q470540 Q1070 ['cover']</text:p>
      <text:p text:style-name="Standard">https://www.wikidata.org/wiki/Q3526627 <text:s text:c="3"/>3526627 <text:s text:c="3"/>Member of a Legislative Assembly of India <text:s/>member of a state government of India <text:s text:c="62"/></text:p>
      <text:p text:style-name="Standard">https://www.wikidata.org/wiki/Q1070 <text:s text:c="6"/>1070 <text:s text:c="6"/>Ahmedabad <text:s text:c="22"/>city in the state of Gujarat, India <text:s text:c="64"/></text:p>
      <text:p text:style-name="Standard">Q3526627 Q1070 ['cover']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https://www.wikidata.org/wiki/Q40231 <text:s text:c="5"/>40231 <text:s text:c="5"/>election <text:s text:c="23"/>process by which a population chooses an individual to hold public office <text:s text:c="26"/></text:p>
      <text:p text:style-name="Standard">Q470540 Q40231 ['partly']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https://www.wikidata.org/wiki/Q40231 <text:s text:c="5"/>40231 <text:s text:c="5"/>election <text:s text:c="23"/>process by which a population chooses an individual to hold public office <text:s text:c="26"/></text:p>
      <text:p text:style-name="Standard">Q470540 Q40231 ['cover']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https://www.wikidata.org/wiki/Q1070 <text:s text:c="6"/>1070 <text:s text:c="6"/>Ahmedabad <text:s text:c="22"/>city in the state of Gujarat, India <text:s text:c="64"/></text:p>
      <text:p text:style-name="Standard">Q470540 Q1070 ['partly']</text:p>
      <text:p text:style-name="Standard">https://www.wikidata.org/wiki/Q3107283 <text:s text:c="3"/>3107283 <text:s text:c="3"/>Sarkhej <text:s text:c="24"/>human settlement in India <text:s text:c="74"/></text:p>
      <text:p text:style-name="Standard">https://www.wikidata.org/wiki/Q4746875 <text:s text:c="3"/>4746875 <text:s text:c="3"/>Amit Shah <text:s text:c="22"/>Indian politician <text:s text:c="82"/></text:p>
      <text:p text:style-name="Standard">Q3107283 Q4746875 ['dissolution']</text:p>
      <text:p text:style-name="Standard">1it [00:10, 10.62s/it]https://www.wikidata.org/wiki/Q10230 <text:s text:c="5"/>10230 <text:s text:c="5"/>Bharatiya Janata Party <text:s text:c="9"/>major political party in India <text:s text:c="69"/>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Q10230 Q470540 ['win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Q10230 Q470540 ['win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470540 <text:s text:c="4"/>470540 <text:s text:c="4"/>seat <text:s text:c="27"/>location of a corporation organisation or local goverment's headquarters for legal purposes <text:s text:c="8"/></text:p>
      <text:p text:style-name="Standard">Q10230 Q470540 ['win']</text:p>
      <text:p text:style-name="Standard">https://www.wikidata.org/wiki/Q2995644 <text:s text:c="3"/>2995644 <text:s text:c="3"/>result <text:s text:c="25"/>final consequence of a sequence of actions or events <text:s text:c="47"/></text:p>
      <text:p text:style-name="Standard">https://www.wikidata.org/wiki/Q221699 <text:s text:c="4"/>221699 <text:s text:c="4"/>solar prominence <text:s text:c="15"/>gaseous outburst from the sun <text:s text:c="70"/></text:p>
      <text:p text:style-name="Standard">Q2995644 Q221699 ['rise']</text:p>
      <text:p text:style-name="Standard">https://www.wikidata.org/wiki/Q4746875 <text:s text:c="3"/>4746875 <text:s text:c="3"/>Amit Shah <text:s text:c="22"/>Indian politician <text:s text:c="82"/></text:p>
      <text:p text:style-name="Standard">https://www.wikidata.org/wiki/Q221699 <text:s text:c="4"/>221699 <text:s text:c="4"/>solar prominence <text:s text:c="15"/>gaseous outburst from the sun <text:s text:c="70"/></text:p>
      <text:p text:style-name="Standard"><text:soft-page-break/>Q4746875 Q221699 ['rise']</text:p>
      <text:p text:style-name="Standard">https://www.wikidata.org/wiki/Q121 <text:s text:c="7"/>121 <text:s text:c="7"/>July <text:s text:c="27"/>seventh month in the Julian and Gregorian calendars <text:s text:c="48"/></text:p>
      <text:p text:style-name="Standard">https://www.wikidata.org/wiki/Q214339 <text:s text:c="4"/>214339 <text:s text:c="4"/>role <text:s text:c="27"/>set of behaviours, rights, obligations, beliefs, and norms expected from an individual that has a ce</text:p>
      <text:p text:style-name="Standard">Q121 Q214339 ['play']</text:p>
      <text:p text:style-name="Standard">https://www.wikidata.org/wiki/Q577 <text:s text:c="7"/>577 <text:s text:c="7"/>year <text:s text:c="27"/>orbital period of the Earth around the Sun <text:s text:c="57"/></text:p>
      <text:p text:style-name="Standard">https://www.wikidata.org/wiki/Q50000 <text:s text:c="5"/>50000 <text:s text:c="5"/>victory <text:s text:c="24"/>term that applies to success <text:s text:c="71"/></text:p>
      <text:p text:style-name="Standard">Q577 Q50000 ['achiev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50000 <text:s text:c="5"/>50000 <text:s text:c="5"/>victory <text:s text:c="24"/>term that applies to success <text:s text:c="71"/></text:p>
      <text:p text:style-name="Standard">Q10230 Q50000 ['achiev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50000 <text:s text:c="5"/>50000 <text:s text:c="5"/>victory <text:s text:c="24"/>term that applies to success <text:s text:c="71"/></text:p>
      <text:p text:style-name="Standard">Q10230 Q50000 ['achieve']</text:p>
      <text:p text:style-name="Standard">2it [00:15, <text:s/>8.84s/it]https://www.wikidata.org/wiki/Q10230 <text:s text:c="5"/>10230 <text:s text:c="5"/>Bharatiya Janata Party <text:s text:c="9"/>major political party in India <text:s text:c="69"/></text:p>
      <text:p text:style-name="Standard">https://www.wikidata.org/wiki/Q25342 <text:s text:c="5"/>25342 <text:s text:c="5"/>power <text:s text:c="26"/>rate at which energy is transferred, used, or transformed <text:s text:c="42"/></text:p>
      <text:p text:style-name="Standard">Q10230 Q25342 ['los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1437 <text:s text:c="6"/>1437 <text:s text:c="6"/>Rajasthan <text:s text:c="22"/>largest state in India <text:s text:c="77"/></text:p>
      <text:p text:style-name="Standard">Q10230 Q1437 ['los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25342 <text:s text:c="5"/>25342 <text:s text:c="5"/>power <text:s text:c="26"/>rate at which energy is transferred, used, or transformed <text:s text:c="42"/></text:p>
      <text:p text:style-name="Standard">Q10230 Q25342 ['los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7275 <text:s text:c="6"/>7275 <text:s text:c="6"/>state <text:s text:c="26"/>organised community living under a system of government; either a sovereign state, constituent state</text:p>
      <text:p text:style-name="Standard">Q10230 Q7275 ['los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7275 <text:s text:c="6"/>7275 <text:s text:c="6"/>state <text:s text:c="26"/>organised community living under a system of government; either a sovereign state, constituent state</text:p>
      <text:p text:style-name="Standard">Q10230 Q7275 ['lose']</text:p>
      <text:p text:style-name="Standard">https://www.wikidata.org/wiki/Q10230 <text:s text:c="5"/>10230 <text:s text:c="5"/>Bharatiya Janata Party <text:s text:c="9"/>major political party in India <text:s text:c="69"/></text:p>
      <text:p text:style-name="Standard">https://www.wikidata.org/wiki/Q1437 <text:s text:c="6"/>1437 <text:s text:c="6"/>Rajasthan <text:s text:c="22"/>largest state in India <text:s text:c="77"/></text:p>
      <text:p text:style-name="P1">Q10230 Q1437 ['lose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7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0:05:24.417769678</meta:creation-date>
    <dc:date>2021-04-17T10:12:14.864985632</dc:date>
    <meta:editing-duration>PT6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51" meta:word-count="1220" meta:character-count="19852" meta:non-whitespace-character-count="10447"/>
  </office:meta>
</office:document-meta>
</file>